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6c91" officeooo:paragraph-rsid="00076c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P with database</text:p>
      <text:p text:style-name="P1"/>
      <text:p text:style-name="P1">from tkinter import *</text:p>
      <text:p text:style-name="P1">from tkinter import ttk</text:p>
      <text:p text:style-name="P1">import sqlite3</text:p>
      <text:p text:style-name="P1"/>
      <text:p text:style-name="P1">class StudentDB :</text:p>
      <text:p text:style-name="P1"/>
      <text:p text:style-name="P1"><text:s text:c="4"/># Will hold database connection</text:p>
      <text:p text:style-name="P1"><text:s text:c="4"/>db_conn = 0</text:p>
      <text:p text:style-name="P1"><text:s text:c="4"/># A cursor is used to traverse the records of a result</text:p>
      <text:p text:style-name="P1"><text:s text:c="4"/>theCursor = 0</text:p>
      <text:p text:style-name="P1"><text:s text:c="4"/># Will store the current student selected</text:p>
      <text:p text:style-name="P1"><text:s text:c="4"/>curr_student = 0</text:p>
      <text:p text:style-name="P1"/>
      <text:p text:style-name="P1"><text:s text:c="4"/>def setup_db(self):</text:p>
      <text:p text:style-name="P1"/>
      <text:p text:style-name="P1"><text:s text:c="8"/># Open or create database</text:p>
      <text:p text:style-name="P1"><text:s text:c="8"/>self.db_conn = sqlite3.connect('student.db')</text:p>
      <text:p text:style-name="P1"/>
      <text:p text:style-name="P1"><text:s text:c="8"/># The cursor traverses the records</text:p>
      <text:p text:style-name="P1"><text:s text:c="8"/>self.theCursor = self.db_conn.cursor()</text:p>
      <text:p text:style-name="P1"/>
      <text:p text:style-name="P1"><text:s text:c="8"/># Create the table if it doesn't exist</text:p>
      <text:p text:style-name="P1"><text:s text:c="8"/>try:</text:p>
      <text:p text:style-name="P1"><text:s text:c="12"/>self.db_conn.execute("CREATE TABLE if not exists Students(ID INTEGER PRIMARY KEY AUTOINCREMENT NOT NULL, FName TEXT NOT NULL, LName TEXT NOT NULL);")</text:p>
      <text:p text:style-name="P1"/>
      <text:p text:style-name="P1"><text:s text:c="12"/>self.db_conn.commit()</text:p>
      <text:p text:style-name="P1"/>
      <text:p text:style-name="P1"><text:s text:c="8"/>except sqlite3.OperationalError:</text:p>
      <text:p text:style-name="P1"><text:s text:c="12"/>print("ERROR : Table not created")</text:p>
      <text:p text:style-name="P1"/>
      <text:p text:style-name="P1"><text:s text:c="4"/>def stud_submit(self):</text:p>
      <text:p text:style-name="P1"/>
      <text:p text:style-name="P1"><text:s text:c="8"/># Insert students in the db</text:p>
      <text:p text:style-name="P1"><text:s text:c="8"/>self.db_conn.execute("INSERT INTO Students (FName, LName) " +</text:p>
      <text:p text:style-name="P1"><text:s text:c="29"/>"VALUES ('" +</text:p>
      <text:p text:style-name="P1"><text:s text:c="29"/>self.fn_entry_value.get() + "', '" +</text:p>
      <text:p text:style-name="P1"><text:s text:c="29"/>self.ln_entry_value.get() + "')")</text:p>
      <text:p text:style-name="P1"/>
      <text:p text:style-name="P1"><text:s text:c="8"/># Clear the entry boxes</text:p>
      <text:p text:style-name="P1"><text:s text:c="8"/>self.fn_entry.delete(0, "end")</text:p>
      <text:p text:style-name="P1"><text:s text:c="8"/>self.ln_entry.delete(0, "end")</text:p>
      <text:p text:style-name="P1"/>
      <text:p text:style-name="P1"><text:s text:c="8"/># Update list box with student list</text:p>
      <text:p text:style-name="P1"><text:s text:c="8"/>self.update_listbox()</text:p>
      <text:p text:style-name="P1"/>
      <text:p text:style-name="P1"><text:s text:c="4"/>def update_listbox(self):</text:p>
      <text:p text:style-name="P1"><text:soft-page-break/></text:p>
      <text:p text:style-name="P1"><text:s text:c="8"/># Delete items in the list box</text:p>
      <text:p text:style-name="P1"><text:s text:c="8"/>self.list_box.delete(0, END)</text:p>
      <text:p text:style-name="P1"/>
      <text:p text:style-name="P1"><text:s text:c="8"/># Get students from the db</text:p>
      <text:p text:style-name="P1"><text:s text:c="8"/>try:</text:p>
      <text:p text:style-name="P1"><text:s text:c="12"/>result = self.theCursor.execute("SELECT ID, FName, LName FROM Students")</text:p>
      <text:p text:style-name="P1"/>
      <text:p text:style-name="P1"><text:s text:c="12"/># You receive a list of lists that hold the result</text:p>
      <text:p text:style-name="P1"><text:s text:c="12"/>for row in result:</text:p>
      <text:p text:style-name="P1"/>
      <text:p text:style-name="P1"><text:s text:c="16"/>stud_id = row[0]</text:p>
      <text:p text:style-name="P1"><text:s text:c="16"/>stud_fname = row[1]</text:p>
      <text:p text:style-name="P1"><text:s text:c="16"/>stud_lname = row[2]</text:p>
      <text:p text:style-name="P1"/>
      <text:p text:style-name="P1"><text:s text:c="16"/># Put the student in the list box</text:p>
      <text:p text:style-name="P1"><text:s text:c="16"/>self.list_box.insert(stud_id,</text:p>
      <text:p text:style-name="P1"><text:s text:c="37"/>stud_fname + " " +</text:p>
      <text:p text:style-name="P1"><text:s text:c="37"/>stud_lname)</text:p>
      <text:p text:style-name="P1"/>
      <text:p text:style-name="P1"><text:s text:c="8"/>except sqlite3.OperationalError:</text:p>
      <text:p text:style-name="P1"><text:s text:c="12"/>print("The Table Doesn't Exist")</text:p>
      <text:p text:style-name="P1"/>
      <text:p text:style-name="P1"><text:s text:c="8"/>except:</text:p>
      <text:p text:style-name="P1"><text:s text:c="12"/>print("1: Couldn't Retrieve Data From Database")</text:p>
      <text:p text:style-name="P1"/>
      <text:p text:style-name="P1"/>
      <text:p text:style-name="P1"><text:s text:c="4"/># Load listbox selected student into entries</text:p>
      <text:p text:style-name="P1"><text:s text:c="4"/>def load_student(self, event=None):</text:p>
      <text:p text:style-name="P1"/>
      <text:p text:style-name="P1"><text:s text:c="8"/># Get index selected which is the student id</text:p>
      <text:p text:style-name="P1"><text:s text:c="8"/>lb_widget = event.widget</text:p>
      <text:p text:style-name="P1"><text:s text:c="8"/>index = str(lb_widget.curselection()[0] + 1)</text:p>
      <text:p text:style-name="P1"/>
      <text:p text:style-name="P1"><text:s text:c="8"/># Store the current student index</text:p>
      <text:p text:style-name="P1"><text:s text:c="8"/>self.curr_student = index</text:p>
      <text:p text:style-name="P1"/>
      <text:p text:style-name="P1"><text:s text:c="8"/># Retrieve student list from the db</text:p>
      <text:p text:style-name="P1"><text:s text:c="8"/>try:</text:p>
      <text:p text:style-name="P1"><text:s text:c="12"/>result = self.theCursor.execute("SELECT ID, FName, LName FROM Students WHERE ID=" + index)</text:p>
      <text:p text:style-name="P1"/>
      <text:p text:style-name="P1"><text:s text:c="12"/># You receive a list of lists that hold the result</text:p>
      <text:p text:style-name="P1"><text:s text:c="12"/>for row in result:</text:p>
      <text:p text:style-name="P1"/>
      <text:p text:style-name="P1"><text:s text:c="16"/>stud_id = row[0]</text:p>
      <text:p text:style-name="P1"><text:s text:c="16"/>stud_fname = row[1]</text:p>
      <text:p text:style-name="P1"><text:s text:c="16"/>stud_lname = row[2]</text:p>
      <text:p text:style-name="P1"/>
      <text:p text:style-name="P1"><text:s text:c="16"/># Set values in the entries</text:p>
      <text:p text:style-name="P1"><text:s text:c="16"/>self.fn_entry_value.set(stud_fname)</text:p>
      <text:p text:style-name="P1"><text:s text:c="16"/>self.ln_entry_value.set(stud_lname)</text:p>
      <text:p text:style-name="P1"><text:soft-page-break/></text:p>
      <text:p text:style-name="P1"><text:s text:c="8"/>except sqlite3.OperationalError:</text:p>
      <text:p text:style-name="P1"><text:s text:c="12"/>print("The Table Doesn't Exist")</text:p>
      <text:p text:style-name="P1"/>
      <text:p text:style-name="P1"><text:s text:c="8"/>except:</text:p>
      <text:p text:style-name="P1"><text:s text:c="12"/>print("2 : Couldn't Retrieve Data From Database")</text:p>
      <text:p text:style-name="P1"/>
      <text:p text:style-name="P1"><text:s text:c="4"/># Update student info</text:p>
      <text:p text:style-name="P1"><text:s text:c="4"/>def update_student(self, event=None):</text:p>
      <text:p text:style-name="P1"/>
      <text:p text:style-name="P1"><text:s text:c="8"/># Update student records with change made in entry</text:p>
      <text:p text:style-name="P1"><text:s text:c="8"/>try:</text:p>
      <text:p text:style-name="P1"><text:s text:c="12"/>self.db_conn.execute("UPDATE Students SET FName='" +</text:p>
      <text:p text:style-name="P1"><text:s text:c="32"/>self.fn_entry_value.get() +</text:p>
      <text:p text:style-name="P1"><text:s text:c="32"/>"', LName='" +</text:p>
      <text:p text:style-name="P1"><text:s text:c="32"/>self.ln_entry_value.get() +</text:p>
      <text:p text:style-name="P1"><text:s text:c="32"/>"' WHERE ID=" +</text:p>
      <text:p text:style-name="P1"><text:s text:c="32"/>self.curr_student)</text:p>
      <text:p text:style-name="P1"/>
      <text:p text:style-name="P1"><text:s text:c="12"/>self.db_conn.commit()</text:p>
      <text:p text:style-name="P1"/>
      <text:p text:style-name="P1"><text:s text:c="8"/>except sqlite3.OperationalError:</text:p>
      <text:p text:style-name="P1"><text:s text:c="12"/>print("Database couldn't be Updated")</text:p>
      <text:p text:style-name="P1"/>
      <text:p text:style-name="P1"><text:s text:c="8"/># Clear the entry boxes</text:p>
      <text:p text:style-name="P1"><text:s text:c="8"/>self.fn_entry.delete(0, "end")</text:p>
      <text:p text:style-name="P1"><text:s text:c="8"/>self.ln_entry.delete(0, "end")</text:p>
      <text:p text:style-name="P1"/>
      <text:p text:style-name="P1"><text:s text:c="8"/># Update list box with student list</text:p>
      <text:p text:style-name="P1"><text:s text:c="8"/>self.update_listbox()</text:p>
      <text:p text:style-name="P1"/>
      <text:p text:style-name="P1"><text:s text:c="4"/>def __init__(self, root):</text:p>
      <text:p text:style-name="P1"/>
      <text:p text:style-name="P1"><text:s text:c="8"/>root.title("Student Database")</text:p>
      <text:p text:style-name="P1"><text:s text:c="8"/>root.geometry("270x340")</text:p>
      <text:p text:style-name="P1"/>
      <text:p text:style-name="P1"><text:s text:c="8"/># ----- 1st Row -----</text:p>
      <text:p text:style-name="P1"><text:s text:c="8"/>fn_label = Label(root, text="First Name")</text:p>
      <text:p text:style-name="P1"><text:s text:c="8"/>fn_label.grid(row=0, column=0, padx=10, pady=10, sticky=W)</text:p>
      <text:p text:style-name="P1"/>
      <text:p text:style-name="P1"><text:s text:c="8"/># Will hold the changing value stored first name</text:p>
      <text:p text:style-name="P1"><text:s text:c="8"/>self.fn_entry_value = StringVar(root, value="")</text:p>
      <text:p text:style-name="P1"><text:s text:c="8"/>self.fn_entry = ttk.Entry(root,</text:p>
      <text:p text:style-name="P1"><text:s text:c="34"/>textvariable=self.fn_entry_value)</text:p>
      <text:p text:style-name="P1"><text:s text:c="8"/>self.fn_entry.grid(row=0, column=1, padx=10, pady=10, sticky=W)</text:p>
      <text:p text:style-name="P1"/>
      <text:p text:style-name="P1"><text:s text:c="8"/># ----- 2nd Row -----</text:p>
      <text:p text:style-name="P1"><text:s text:c="8"/>ln_label = Label(root, text="Last Name")</text:p>
      <text:p text:style-name="P1"><text:s text:c="8"/>ln_label.grid(row=1, column=0, padx=10, pady=10, sticky=W)</text:p>
      <text:p text:style-name="P1"/>
      <text:p text:style-name="P1"><text:s text:c="8"/># Will hold the changing value stored last name</text:p>
      <text:p text:style-name="P1"><text:s text:c="8"/>self.ln_entry_value = StringVar(root, value="")</text:p>
      <text:p text:style-name="P1"><text:soft-page-break/><text:s text:c="8"/>self.ln_entry = ttk.Entry(root,</text:p>
      <text:p text:style-name="P1"><text:s text:c="34"/>textvariable=self.ln_entry_value)</text:p>
      <text:p text:style-name="P1"><text:s text:c="8"/>self.ln_entry.grid(row=1, column=1, padx=10, pady=10, sticky=W)</text:p>
      <text:p text:style-name="P1"/>
      <text:p text:style-name="P1"><text:s text:c="8"/># ----- 3rd Row -----</text:p>
      <text:p text:style-name="P1"><text:s text:c="8"/>self.submit_button = ttk.Button(root,</text:p>
      <text:p text:style-name="P1"><text:s text:c="28"/>text="Submit",</text:p>
      <text:p text:style-name="P1"><text:s text:c="28"/>command=lambda: self.stud_submit())</text:p>
      <text:p text:style-name="P1"><text:s text:c="8"/>self.submit_button.grid(row=2, column=0,</text:p>
      <text:p text:style-name="P1"><text:s text:c="32"/>padx=10, pady=10, sticky=W)</text:p>
      <text:p text:style-name="P1"/>
      <text:p text:style-name="P1"><text:s text:c="8"/>self.update_button = ttk.Button(root,</text:p>
      <text:p text:style-name="P1"><text:s text:c="28"/>text="Update",</text:p>
      <text:p text:style-name="P1"><text:s text:c="28"/>command=lambda: self.update_student())</text:p>
      <text:p text:style-name="P1"><text:s text:c="8"/>self.update_button.grid(row=2, column=1,</text:p>
      <text:p text:style-name="P1"><text:s text:c="32"/>padx=10, pady=10)</text:p>
      <text:p text:style-name="P1"/>
      <text:p text:style-name="P1"><text:s text:c="8"/># ----- 4th Row -----</text:p>
      <text:p text:style-name="P1"/>
      <text:p text:style-name="P1"><text:s text:c="8"/>scrollbar = Scrollbar(root)</text:p>
      <text:p text:style-name="P1"/>
      <text:p text:style-name="P1"><text:s text:c="8"/>self.list_box = Listbox(root)</text:p>
      <text:p text:style-name="P1"/>
      <text:p text:style-name="P1"><text:s text:c="8"/>self.list_box.bind('&lt;&lt;ListboxSelect&gt;&gt;', self.load_student)</text:p>
      <text:p text:style-name="P1"/>
      <text:p text:style-name="P1"><text:s text:c="8"/>self.list_box.insert(1, "Students Here")</text:p>
      <text:p text:style-name="P1"/>
      <text:p text:style-name="P1"><text:s text:c="8"/>self.list_box.grid(row=3, column=0, columnspan=4, padx=10, pady=10, sticky=W+E)</text:p>
      <text:p text:style-name="P1"/>
      <text:p text:style-name="P1"><text:s text:c="8"/># Call for database to be created</text:p>
      <text:p text:style-name="P1"><text:s text:c="8"/>self.setup_db()</text:p>
      <text:p text:style-name="P1"/>
      <text:p text:style-name="P1"><text:s text:c="8"/># Update list box with student list</text:p>
      <text:p text:style-name="P1"><text:s text:c="8"/>self.update_listbox()</text:p>
      <text:p text:style-name="P1"/>
      <text:p text:style-name="P1"># Get the root window object</text:p>
      <text:p text:style-name="P1">root = Tk()</text:p>
      <text:p text:style-name="P1"/>
      <text:p text:style-name="P1"># Create the calculator</text:p>
      <text:p text:style-name="P1">studDB = StudentDB(root)</text:p>
      <text:p text:style-name="P1"/>
      <text:p text:style-name="P1"># Run the app until exited</text:p>
      <text:p text:style-name="P1">root.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09:13.730000000</meta:creation-date>
    <dc:date>2017-02-16T15:09:56.539000000</dc:date>
    <meta:editing-duration>PT42S</meta:editing-duration>
    <meta:editing-cycles>1</meta:editing-cycles>
    <meta:document-statistic meta:table-count="0" meta:image-count="0" meta:object-count="0" meta:page-count="4" meta:paragraph-count="138" meta:word-count="553" meta:character-count="5854" meta:non-whitespace-character-count="3906"/>
    <meta:generator>LibreOffice/5.0.4.2$Windows_x86 LibreOffice_project/2b9802c1994aa0b7dc6079e128979269cf95bc78</meta:generator>
  </office:meta>
</office:document-meta>
</file>